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7cm" svg:height="1.28cm" svg:x="12.171cm" svg:y="1.553cm">
          <draw:text-box>
            <text:p><text:span text:style-name="T1">N = 17</text:span></text:p>
          </draw:text-box>
        </draw:frame>
        <draw:custom-shape draw:style-name="gr2" draw:text-style-name="P3" draw:layer="layout" svg:width="2.091cm" svg:height="1.985cm" svg:x="4.048cm" svg:y="8.616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3.422cm" svg:y="10.741cm">
          <draw:text-box>
            <text:p>X % 17 =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2:04:30.325887719</meta:creation-date>
    <dc:date>2016-05-29T12:42:55.564360240</dc:date>
    <dc:creator>elucterio </dc:creator>
    <meta:editing-duration>PT18M44S</meta:editing-duration>
    <meta:editing-cycles>4</meta:editing-cycles>
    <meta:generator>LibreOffice/4.2.8.2$Linux_X86_64 LibreOffice_project/420m0$Build-2</meta:generator>
    <meta:document-statistic meta:object-count="3"/>
  </office:meta>
</office:document-meta>
</file>